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2004">
            <text:p>2004</text:p>
          </table:table-cell>
          <table:table-cell office:value-type="float" office:value="14580">
            <text:p>1458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4430">
            <text:p>1443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4182">
            <text:p>1418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107">
            <text:p>1410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4327">
            <text:p>1432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574">
            <text:p>1457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5005">
            <text:p>1500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5423">
            <text:p>154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5474">
            <text:p>1547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5586">
            <text:p>15586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Merelo</meta:initial-creator>
    <meta:creation-date>2014-02-21T19:08:26</meta:creation-date>
    <dc:date>2014-02-21T19:15:19</dc:date>
    <dc:creator>JJ Merelo</dc:creator>
    <meta:editing-duration>P0D</meta:editing-duration>
    <meta:editing-cycles>1</meta:editing-cycles>
    <meta:document-statistic meta:table-count="3" meta:cell-count="20" meta:object-count="0"/>
    <meta:generator>LibreOffice/3.5$Linux_X86_64 LibreOffice_project/350m1$Build-2</meta:generator>
  </office:meta>
</office:document-meta>
</file>